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f8d7" officeooo:paragraph-rsid="000ff8d7"/>
    </style:style>
    <style:style style:name="P2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font-size="16pt" officeooo:rsid="000ff8d7" officeooo:paragraph-rsid="000ff8d7"/>
    </style:style>
    <style:style style:name="P3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officeooo:rsid="000ff8d7" officeooo:paragraph-rsid="000ff8d7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fo:font-weight="bold" officeooo:rsid="0011b4ad" officeooo:paragraph-rsid="0011b4ad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font-size="16pt" fo:font-weight="bold" officeooo:rsid="0011b4ad" officeooo:paragraph-rsid="0011b4ad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fo:font-weight="bold" officeooo:rsid="00121b26" officeooo:paragraph-rsid="00121b26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fo:font-weight="bold" officeooo:rsid="00121b26" officeooo:paragraph-rsid="00121b26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fo:font-weight="bold" officeooo:rsid="00125174" officeooo:paragraph-rsid="00125174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font-size="16pt" officeooo:rsid="0011b17a" officeooo:paragraph-rsid="0011b17a"/>
    </style:style>
    <style:style style:name="P1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officeooo:rsid="0011b17a" officeooo:paragraph-rsid="0011b17a"/>
    </style:style>
    <style:style style:name="P11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officeooo:rsid="0011b4ad" officeooo:paragraph-rsid="0011b4a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officeooo:rsid="0011b4ad" officeooo:paragraph-rsid="0011b4ad"/>
    </style:style>
    <style:style style:name="P13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officeooo:rsid="00121b26" officeooo:paragraph-rsid="00121b26"/>
    </style:style>
    <style:style style:name="P14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officeooo:rsid="00125174" officeooo:paragraph-rsid="00125174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font-size="16pt" officeooo:rsid="00125174" officeooo:paragraph-rsid="00125174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6pt" officeooo:rsid="00125174" officeooo:paragraph-rsid="00125174"/>
    </style:style>
    <style:style style:name="P17" style:family="paragraph" style:parent-style-name="Standard" style:master-page-name="">
      <loext:graphic-properties draw:fill="none"/>
      <style:paragraph-properties fo:margin-left="1.799cm" fo:margin-right="0cm" fo:text-align="start" style:justify-single-word="false" fo:text-indent="0cm" style:auto-text-indent="false" style:page-number="auto" fo:background-color="transparent"/>
      <style:text-properties fo:font-size="16pt" officeooo:rsid="00125174" officeooo:paragraph-rsid="00125174"/>
    </style:style>
    <style:style style:name="P18" style:family="paragraph" style:parent-style-name="Standard" style:master-page-name="">
      <loext:graphic-properties draw:fill="none"/>
      <style:paragraph-properties fo:margin-left="1.799cm" fo:margin-right="0cm" fo:text-align="start" style:justify-single-word="false" fo:text-indent="0cm" style:auto-text-indent="false" style:page-number="auto" fo:background-color="transparent"/>
      <style:text-properties fo:font-size="16pt" officeooo:rsid="00125174" officeooo:paragraph-rsid="00125174"/>
    </style:style>
    <style:style style:name="P19" style:family="paragraph" style:parent-style-name="Standard" style:master-page-name="">
      <loext:graphic-properties draw:fill="none"/>
      <style:paragraph-properties fo:margin-left="1.799cm" fo:margin-right="0cm" fo:text-align="start" style:justify-single-word="false" fo:text-indent="0cm" style:auto-text-indent="false" style:page-number="auto" fo:background-color="transparent"/>
      <style:text-properties fo:font-size="16pt" officeooo:rsid="00125174" officeooo:paragraph-rsid="00125174"/>
    </style:style>
    <style:style style:name="P2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16pt" fo:font-weight="normal" officeooo:rsid="00125174" officeooo:paragraph-rsid="00125174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fo:font-size="16pt" fo:font-weight="normal" officeooo:rsid="00125174" officeooo:paragraph-rsid="00125174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fo:font-size="16pt" fo:font-weight="normal" officeooo:rsid="00125174" officeooo:paragraph-rsid="00125174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fo:font-size="16pt" fo:font-weight="normal" officeooo:rsid="00125174" officeooo:paragraph-rsid="00125174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fo:font-size="16pt" fo:font-weight="normal" officeooo:rsid="00125174" officeooo:paragraph-rsid="00125174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8pt" fo:font-weight="bold" officeooo:rsid="00125174" officeooo:paragraph-rsid="00125174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8pt" style:text-underline-style="solid" style:text-underline-width="bold" style:text-underline-color="font-color" fo:font-weight="bold" officeooo:rsid="0011b4ad" officeooo:paragraph-rsid="0011b4ad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20pt" fo:font-weight="bold" officeooo:rsid="0011b17a" officeooo:paragraph-rsid="0011b17a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fo:font-size="20pt" fo:font-weight="bold" officeooo:rsid="00125174" officeooo:paragraph-rsid="00125174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20pt" officeooo:rsid="000ff8d7" officeooo:paragraph-rsid="000ff8d7"/>
    </style:style>
    <style:style style:name="P30" style:family="paragraph" style:parent-style-name="Standard">
      <style:paragraph-properties fo:text-align="start" style:justify-single-word="false"/>
      <style:text-properties fo:font-size="22pt" fo:font-weight="bold" officeooo:rsid="000ff8d7" officeooo:paragraph-rsid="000ff8d7" style:font-weight-asian="bold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22pt" fo:font-weight="bold" officeooo:rsid="00125174" officeooo:paragraph-rsid="00125174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4pt" style:text-underline-style="solid" style:text-underline-type="double" style:text-underline-width="auto" style:text-underline-color="font-color" fo:font-weight="bold" officeooo:rsid="000ff8d7" officeooo:paragraph-rsid="000ff8d7" style:font-size-asian="24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b17a"/>
    </style:style>
    <style:style style:name="T4" style:family="text">
      <style:text-properties officeooo:rsid="0011b4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b17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HTML<text:span text:style-name="T1"> </text:span>TAGS</text:p>
      <text:p text:style-name="P1"/>
      <text:p text:style-name="P30">&lt;em&gt;</text:p>
      <text:p text:style-name="P2">The HTML <text:span text:style-name="T2">&lt;em&gt; </text:span>element marks tex that has stress emphaisis. The <text:span text:style-name="T2">&lt;em&gt;</text:span> element can be nested, with each level of nesting indicating a greater degree of emphasis.</text:p>
      <text:p text:style-name="P3"/>
      <text:p text:style-name="P29"><text:span text:style-name="T5">&lt;</text:span><text:span text:style-name="T6">strong&gt; : The strong importnant element</text:span><text:span text:style-name="T3"> </text:span></text:p>
      <text:p text:style-name="P9">The &lt;strong&gt; HTML element indictes that its contents have strong importance, seriousness, or urgentcy. Browsers typically render the contents in bold type.</text:p>
      <text:p text:style-name="P10"/>
      <text:p text:style-name="P27">&lt;<text:span text:style-name="T4">hr&gt; : The Thematic Break (Horizontal Rule) Element.</text:span></text:p>
      <text:p text:style-name="P11">The &lt;hr&gt; <text:s/>HTML element represents a thematic break between paragraph-level elements: for example, a change of scence in a stroy , or a shift of topic within <text:s/>a section.</text:p>
      <text:p text:style-name="P11"/>
      <text:p text:style-name="P26">Attributes:</text:p>
      <text:p text:style-name="P11"/>
      <text:p text:style-name="P12"><text:span text:style-name="T5">align :</text:span> </text:p>
      <text:p text:style-name="P11">Sets the alignment of the rule on the page. It no value is specfied the default value is left.</text:p>
      <text:p text:style-name="P11"/>
      <text:p text:style-name="P5">color :</text:p>
      <text:p text:style-name="P11">Sets the color of the through name or hexadecimal value.</text:p>
      <text:p text:style-name="P11"/>
      <text:p text:style-name="P4">nosade :</text:p>
      <text:p text:style-name="P13">Sets the rule to have no shading.</text:p>
      <text:p text:style-name="P13"/>
      <text:p text:style-name="P6">size :</text:p>
      <text:p text:style-name="P13">Sets the height, in pexels, of the rule.</text:p>
      <text:p text:style-name="P13"/>
      <text:p text:style-name="P6">width :</text:p>
      <text:p text:style-name="P13">Sets the length of the rule on the page through a pixel or percentage value.</text:p>
      <text:p text:style-name="P13"/>
      <text:p text:style-name="P16"><text:span text:style-name="T5">Example :</text:span></text:p>
      <text:p text:style-name="P15">&lt;hr align=”left” color=”blue” width=”600px;” size=”5” noshade&gt;</text:p>
      <text:p text:style-name="P14"/>
      <text:p text:style-name="P14"/>
      <text:p text:style-name="P14"/>
      <text:p text:style-name="P31"><text:soft-page-break/>Bullet List :</text:p>
      <text:p text:style-name="P28">&lt;ul&gt; : The Unordered List Element</text:p>
      <text:p text:style-name="P14">The &lt;ul&gt; HTML element represnts an unordered list of items, typically redered usd a bulleted list.</text:p>
      <text:p text:style-name="P14"/>
      <text:p text:style-name="P8">Example:</text:p>
      <text:p text:style-name="P14">&lt;ul&gt;</text:p>
      <text:p text:style-name="P17">&lt;li&gt;First List&lt;/lu&gt;</text:p>
      <text:p text:style-name="P17">&lt;li&gt;Second List&lt;/li&gt;</text:p>
      <text:p text:style-name="P17">&lt;li&gt;Thrid List&lt;/li&gt;</text:p>
      <text:p text:style-name="P14">&lt;/ul&gt;</text:p>
      <text:p text:style-name="P14"/>
      <text:p text:style-name="P14">ul = Unoredered list</text:p>
      <text:p text:style-name="P14">li = List item</text:p>
      <text:p text:style-name="P14"/>
      <text:p text:style-name="P28">&lt;ol&gt; : The Ordered List Element</text:p>
      <text:p text:style-name="P14">The &lt;ol&gt; HTML element represents an ordered list of items – typically rendered as a numbered list.</text:p>
      <text:p text:style-name="P14"/>
      <text:p text:style-name="P25">Example:</text:p>
      <text:p text:style-name="P20">&lt;ol&gt;</text:p>
      <text:p text:style-name="P21">&lt;li&gt;Course&lt;/li&gt;</text:p>
      <text:p text:style-name="P21">&lt;li&gt;Fees&lt;/li&gt;</text:p>
      <text:p text:style-name="P21">&lt;li&gt;Class&lt;/li&gt;</text:p>
      <text:p text:style-name="P21">&lt;li&gt;Time Table&lt;/li&gt;</text:p>
      <text:p text:style-name="P20">&lt;/ol&gt;</text:p>
      <text:p text:style-name="P20"/>
      <text:p text:style-name="P20">ol = Ordered List</text:p>
      <text:p text:style-name="P20"/>
      <text:p text:style-name="P20">Image Tag :</text:p>
      <text:p text:style-name="P20">&lt;img&gt; : The Image Embed Element</text:p>
      <text:p text:style-name="P20"/>
      <text:p text:style-name="P20">&lt;img src=”Rizwan.png”&gt;</text:p>
      <text:p text:style-name="P20">Html Element = img</text:p>
      <text:p text:style-name="P20">Html Attribute = src=”Rizwan.png”</text:p>
      <text:p text:style-name="P20"/>
      <text:p text:style-name="P20">The &lt;img&gt; HTML element embeds an image into the document.</text:p>
      <text:p text:style-name="P20"/>
      <text:p text:style-name="P20">Example :</text:p>
      <text:p text:style-name="P20"><text:soft-page-break/>&lt;img class=”Rizwan-Photo” src=”/media/pic/Rizwan.png” alt=”Profile Photo”&gt;</text:p>
      <text:p text:style-name="P20"/>
      <text:p text:style-name="P20">src = The src attribute is required, and contains the path to the image you want to embed.</text:p>
      <text:p text:style-name="P20">Alt = 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9:37:11.885039522</meta:creation-date>
    <dc:date>2022-07-21T11:31:28.800053919</dc:date>
    <meta:editing-duration>PT1H1M21S</meta:editing-duration>
    <meta:editing-cycles>11</meta:editing-cycles>
    <meta:generator>LibreOffice/7.3.3.2$Linux_X86_64 LibreOffice_project/30$Build-2</meta:generator>
    <meta:document-statistic meta:table-count="0" meta:image-count="0" meta:object-count="0" meta:page-count="3" meta:paragraph-count="51" meta:word-count="305" meta:character-count="1832" meta:non-whitespace-character-count="1572"/>
  </office:meta>
</office:document-meta>
</file>